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Standard-title">
      <style:graphic-properties draw:auto-grow-height="true" fo:min-height="17.42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239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FreeSans3"/>
    </style:style>
    <style:style style:name="P2" style:family="paragraph">
      <style:text-properties fo:font-size="20pt"/>
    </style:style>
    <style:style style:name="P3" style:family="paragraph">
      <style:text-properties fo:color="#00ccff" fo:font-size="26pt" style:font-size-asian="26pt" style:font-size-complex="26pt"/>
    </style:style>
    <style:style style:name="P4" style:family="paragraph">
      <style:text-properties fo:color="#00ccff"/>
    </style:style>
    <style:style style:name="T1" style:family="text">
      <style:text-properties style:font-name="FreeSans3"/>
    </style:style>
    <style:style style:name="T2" style:family="text">
      <style:text-properties style:font-name="FreeSans3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0000"/>
    </style:style>
    <style:style style:name="T4" style:family="text">
      <style:text-properties fo:color="#00ccff"/>
    </style:style>
    <style:style style:name="T5" style:family="text">
      <style:text-properties fo:color="#00ccff" fo:font-size="26pt" style:font-size-asian="26pt" style:font-size-complex="26pt"/>
    </style:style>
    <style:style style:name="T6" style:family="text">
      <style:text-properties fo:color="#ffffff"/>
    </style:style>
    <style:style style:name="T7" style:family="text">
      <style:text-properties fo:color="#ffff66"/>
    </style:style>
    <style:style style:name="T8" style:family="text">
      <style:text-properties fo:color="#00ccff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1">Prezentacija:</text:span><text:span text:style-name="T1"><text:line-break/></text:span><text:span text:style-name="T2">jQuery 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Uvod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Jquery predstavlja javascript biblioteku koja je dizajnirana da olakša klijentsko pisanje HTML-a.</text:p>
              </text:list-item>
              <text:list-item>
                <text:p>Jquery je najpopularnija javascript biblioteka, koriste je čak u 60% najpopularnijih websajtova</text:p>
              </text:list-item>
              <text:list-item>
                <text:p>Koristi se za navigaciju, selekovanje DOM elemenata, pravljenje animacija i efekata, upravljanje događajima i pravljenje AJAX aplikacija</text:p>
              </text:list-item>
              <text:list-item>
                <text:p>Postoje dve verzije jQuery biblioteke:</text:p>
                <text:list>
                  <text:list-item>
                    <text:p>JQuery 1 (1.11.3)</text:p>
                  </text:list-item>
                  <text:list-item>
                    <text:p>JQuery 2 (2.1.4) <text:s text:c="2"/><text:span text:style-name="T3">IE 6-8 nisu podrža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Šta je $ ?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jQuery poseduje funkciju koja se koristi pri selekciji elemenata, korišćenjem CSS selektora</text:p>
                <text:list>
                  <text:list-item>
                    <text:p><text:span text:style-name="T4">var stavkeListe = jQuery( 'li' );</text:span></text:p>
                  </text:list-item>
                  <text:list-item>
                    <text:p><text:span text:style-name="T4">var stavkeListe = $( 'li' );</text:span></text:p>
                  </text:list-item>
                </text:list>
              </text:list-item>
              <text:list-item>
                <text:p>Ako pogledate izvorni kod jQuery biblioteke možete naći liniju:</text:p>
                <text:list>
                  <text:list-item>
                    <text:p><text:span text:style-name="T4">// Expose jQuery to the global object</text:span></text:p>
                  </text:list-item>
                  <text:list-item>
                    <text:p><text:span text:style-name="T4">window.jQuery = window.$ = jQuery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$(document).ready()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Pre nego što možemo koristiti jQuery, moramo biti sigurni da je stanje stranice spremno za bilo koju DOM manipulaciju<text:line-break/><text:line-break/><text:line-break/><text:line-break/><text:line-break/></text:p>
              </text:list-item>
            </text:list>
          </draw:text-box>
        </draw:frame>
        <draw:frame draw:style-name="gr2" draw:text-style-name="P3" draw:layer="layout" svg:width="15.6cm" svg:height="3.338cm" svg:x="2.2cm" svg:y="10.262cm">
          <draw:text-box>
            <text:p><text:span text:style-name="T5">$( document ).ready(function() {</text:span></text:p>
            <text:p><text:span text:style-name="T5"><text:s text:c="2"/></text:span><text:span text:style-name="T5">console.log( 'jQuery!' );</text:span></text:p>
            <text:p><text:span text:style-name="T5">});</text:span></text:p>
          </draw:text-box>
        </draw:frame>
        <draw:frame draw:style-name="gr2" draw:text-style-name="P3" draw:layer="layout" svg:width="15.6cm" svg:height="3.338cm" svg:x="17.8cm" svg:y="10.262cm">
          <draw:text-box>
            <text:p><text:span text:style-name="T5">$(function() {</text:span></text:p>
            <text:p><text:span text:style-name="T5"><text:s text:c="2"/></text:span><text:span text:style-name="T5">console.log( 'jQuery!' );</text:span></text:p>
            <text:p><text:span text:style-name="T5">}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elektor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Najjednostavnije stvari koje možemo raditi sa jQuery bibliotekom jeste selekcija elemenata</text:p>
              </text:list-item>
              <text:list-item>
                <text:p>Selekcija se radi jednostavnim korišćenjem CSS selektora, kao i dodatnih specijalnih jquery selektora</text:p>
              </text:list-item>
              <text:list-item>
                <text:p>Primeri:</text:p>
                <text:list>
                  <text:list-item>
                    <text:p><text:span text:style-name="T4">$( '#navigacija' ); // selektuje element gde je ID <text:s/>'navigacija'</text:span></text:p>
                  </text:list-item>
                  <text:list-item>
                    <text:p><text:span text:style-name="T4">$( 'li' ); <text:s text:c="5"/>// selektuje sve stavke liste na strani</text:span></text:p>
                  </text:list-item>
                  <text:list-item>
                    <text:p><text:span text:style-name="T4">$( 'ul li' ); <text:s text:c="2"/>// selektuje sve stavke neuređene liste na strani</text:span></text:p>
                  </text:list-item>
                  <text:list-item>
                    <text:p><text:span text:style-name="T4">$( '.osoba' ); // selektuje sve elemente sa klasom 'osoba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elektor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6">O mogućim selektorima možete pročitati na jQuery websajtu :</text:span><text:span text:style-name="T7"><text:line-break/></text:span><text:span text:style-name="T7"><text:a xlink:href="https://api.jquery.com/category/selectors" xlink:type="simple">https://api.jquery.com/category/selectors</text:a></text:span></text:p>
              </text:list-item>
              <text:list-item>
                <text:p><text:span text:style-name="T4">$('.myclass')</text:span></text:p>
              </text:list-item>
              <text:list-item>
                <text:p><text:span text:style-name="T4">$('li:first')</text:span></text:p>
              </text:list-item>
              <text:list-item>
                <text:p><text:span text:style-name="T4">$('li:odd')</text:span></text:p>
              </text:list-item>
              <text:list-item>
                <text:p><text:span text:style-name="T4">$('li:has(a)')</text:span></text:p>
              </text:list-item>
              <text:list-item>
                <text:p><text:span text:style-name="T4">$('a:visible')</text:span></text:p>
              </text:list-item>
              <text:list-item>
                <text:p><text:span text:style-name="T4">$('[class^="my"]')</text:span></text:p>
              </text:list-item>
              <text:list-item>
                <text:p><text:span text:style-name="T4">$('a[title$="blog"]')</text:span></text:p>
              </text:list-item>
              <text:list-item>
                <text:p><text:span text:style-name="T4">$(':text')</text:span></text:p>
                <text:p><text:span text:style-name="T7"/></text:p>
              </text:list-item>
              <text:list-item>
                <text:p><text:span text:style-name="T6">Testiranje selektora:</text:span></text:p>
              </text:list-item>
              <text:list-item>
                <text:p><text:span text:style-name="T7">http://codylindley.com/jqueryselectors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ravljenje novih elemena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Pored osnovnog pozivanja selektora $(), možete koristiti istu funkciju za pravljenje jQuery objekata</text:p>
                <text:list>
                  <text:list-item>
                    <text:p><text:span text:style-name="T4">$( '&lt;p&gt;' ); // kreira novi &lt;p&gt; element bez sadržaja</text:span></text:p>
                  </text:list-item>
                  <text:list-item>
                    <text:p><text:span text:style-name="T4">$( '&lt;p&gt;Zdravo!&lt;/p&gt;' ); // kreira novi &lt;p&gt; element sa sadržajem</text:span></text:p>
                  </text:list-item>
                  <text:list-item>
                    <text:p><text:span text:style-name="T4">$( '&lt;p class="test"&gt;Zdravo!&lt;/p&gt;' ); // kreira novi &lt;p&gt; sa sadržajem i klasom</text:span></text:p>
                  </text:list-item>
                </text:list>
              </text:list-item>
              <text:list-item>
                <text:p>Možete inicijalizovati i neke od atributa na sledeći način:</text:p>
                <text:list>
                  <text:list-item>
                    <text:p><text:span text:style-name="T4">$( '&lt;p&gt;', {</text:span></text:p>
                  </text:list-item>
                  <text:list-item>
                    <text:p><text:span text:style-name="T4"><text:s text:c="2"/></text:span><text:span text:style-name="T4">html: 'Zdravo!',</text:span></text:p>
                  </text:list-item>
                  <text:list-item>
                    <text:p><text:span text:style-name="T4"><text:s text:c="2"/></text:span><text:span text:style-name="T4">'class': 'test'</text:span></text:p>
                  </text:list-item>
                  <text:list-item>
                    <text:p><text:span text:style-name="T4">}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Testiranje selekcije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Nekada trebate izvršiti jQuery kod samo ako selekcija postoji</text:p>
              </text:list-item>
            </text:list>
          </draw:text-box>
        </draw:frame>
        <draw:frame draw:style-name="gr2" draw:text-style-name="P4" draw:layer="layout" svg:width="19.6cm" svg:height="10.916cm" svg:x="3cm" svg:y="6.8cm">
          <draw:text-box>
            <text:p><text:span text:style-name="T4">if ( $( '#ne-postojim' ) ) {</text:span></text:p>
            <text:p><text:span text:style-name="T4"><text:s text:c="2"/></text:span><text:span text:style-name="T4">// Netačno! Kod će se izvršiti!</text:span></text:p>
            <text:p><text:span text:style-name="T4">}</text:span></text:p>
            <text:p><text:span text:style-name="T4"/></text:p>
            <text:p><text:span text:style-name="T4">if ( $( '#ne-postojim' ).length &gt; 0 ) {</text:span></text:p>
            <text:p><text:span text:style-name="T4"><text:s text:c="2"/></text:span><text:span text:style-name="T4">// Tačno! Kod će se izvršiti ako postoji bar jedan element u selekciji</text:span></text:p>
            <text:p><text:span text:style-name="T4">}</text:span></text:p>
            <text:p><text:span text:style-name="T4"/></text:p>
            <text:p><text:span text:style-name="T4">if ( $( '#ne-postojim' ).length ) {</text:span></text:p>
            <text:p><text:span text:style-name="T4"><text:tab/></text:span><text:span text:style-name="T4">…</text:span><text:span text:style-name="T4">.</text:span></text:p>
            <text:p><text:span text:style-name="T4">}</text:span></text:p>
            <text:p><text:span text:style-name="T4"/></text:p>
            <text:p><text:span text:style-name="T4"/></text:p>
            <text:p><text:span text:style-name="T4">$( 'li' ).eq( 0 ).is( '.special' ); // false</text:span></text:p>
            <text:p><text:span text:style-name="T4">$( 'li' ).eq( 1 ).is( '.special' ); // tr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Geteri i seter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Postoje više metoda koje možete pozivati nakom selekcije i one spadaju u dve kategorije: geteri (getters) i seteri (setters)</text:p>
              </text:list-item>
              <text:list-item>
                <text:p>Geteri dohvataju vrednost, dok seteri postavljaju vrednost</text:p>
              </text:list-item>
              <text:list-item>
                <text:p>Neki od primera su:</text:p>
                <text:list>
                  <text:list-item>
                    <text:p><text:span text:style-name="T4">$( 'li' ).html( '&lt;span&gt;Novi HTML&lt;/span&gt;' );</text:span></text:p>
                  </text:list-item>
                  <text:list-item>
                    <text:p><text:span text:style-name="T4">$( 'li' ).html();</text:span></text:p>
                  </text:list-item>
                  <text:list-item>
                    <text:p><text:span text:style-name="T4">$( 'li' ).text( 'Novi Tekst' );</text:span></text:p>
                  </text:list-item>
                  <text:list-item>
                    <text:p><text:span text:style-name="T4">$( 'li' ).text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Implicitna ineracij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Pored vrednosti možete proslediti funkciju seter metodi:</text:p>
                <text:p/>
                <text:p><text:span text:style-name="T4">$( 'li' ).html(function( index, oldHtml ) {</text:span></text:p>
                <text:p><text:span text:style-name="T4"><text:s text:c="2"/></text:span><text:span text:style-name="T4">return oldHtml + '!!!'</text:span></text:p>
                <text:p><text:span text:style-name="T4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ksplicitna ineracij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Nekada nećete moći da iskoristite iteraciju preko osnovnih jQuery metoda, tada ćete koristiti <text:span text:style-name="T4">.each()</text:span> metodu</text:p>
              </text:list-item>
            </text:list>
          </draw:text-box>
        </draw:frame>
        <draw:frame draw:style-name="gr2" draw:text-style-name="P3" draw:layer="layout" svg:width="25.6cm" svg:height="6.425cm" svg:x="3cm" svg:y="8.575cm">
          <draw:text-box>
            <text:p><text:span text:style-name="T5">$( 'li' ).each(function( index, elem ) {</text:span></text:p>
            <text:p><text:span text:style-name="T5"><text:s text:c="2"/></text:span><text:span text:style-name="T5">// this: trenutni DOM element</text:span></text:p>
            <text:p><text:span text:style-name="T5"><text:s text:c="2"/></text:span><text:span text:style-name="T5">// index: trenutni indeks elementa u selekciji</text:span></text:p>
            <text:p><text:span text:style-name="T5"><text:s text:c="2"/></text:span><text:span text:style-name="T5">// elem: trenutni DOM element (this)</text:span></text:p>
            <text:p><text:span text:style-name="T5"><text:s text:c="2"/></text:span><text:span text:style-name="T5">$( elem ).prepend( '&lt;b&gt;' + index + ': &lt;/b&gt;' );</text:span></text:p>
            <text:p><text:span text:style-name="T5">}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Lančanje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Jedna od najboljih stvari u jQuery je mogućnost “lančanja“ metoda</text:p>
              </text:list-item>
            </text:list>
          </draw:text-box>
        </draw:frame>
        <draw:frame draw:style-name="gr3" draw:text-style-name="P3" draw:layer="layout" svg:width="17.2cm" svg:height="7cm" svg:x="4cm" svg:y="8.8cm">
          <draw:text-box>
            <text:p><text:span text:style-name="T5">$( 'li' )</text:span></text:p>
            <text:p><text:span text:style-name="T5"><text:s text:c="2"/></text:span><text:span text:style-name="T5">.click(function() {</text:span></text:p>
            <text:p><text:span text:style-name="T5"><text:s text:c="4"/></text:span><text:span text:style-name="T5">$( this ).addClass( 'clicked' );</text:span></text:p>
            <text:p><text:span text:style-name="T5"><text:s text:c="2"/></text:span><text:span text:style-name="T5">})</text:span></text:p>
            <text:p><text:span text:style-name="T5"><text:s text:c="2"/></text:span><text:span text:style-name="T5">.find( 'span' )</text:span></text:p>
            <text:p><text:span text:style-name="T5"><text:s text:c="4"/></text:span><text:span text:style-name="T5">.attr( 'title', 'Hover over me' 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Filterisanje selekcije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Takože, možete filterisati postojeću selekciju na sledeće načine:</text:p>
                <text:p><text:span text:style-name="T4">var elementi = $( 'li' );</text:span></text:p>
                <text:p><text:span text:style-name="T4">// filterisati selekciju elemenata sa samo 'special' klasom</text:span></text:p>
                <text:p><text:span text:style-name="T4">var special = elementi.filter( '.special' );</text:span></text:p>
                <text:p><text:span text:style-name="T4">// filterisati selekciju elemenata bez 'special' klase</text:span></text:p>
                <text:p><text:span text:style-name="T4">var notSpecial = elementi.not( '.special' );</text:span></text:p>
                <text:p><text:span text:style-name="T4">// filterisati selekciju elementa samo onih koji sadrže span element</text:span></text:p>
                <text:p><text:span text:style-name="T4">var hasSpans = elementi</text:span><text:span text:style-name="T4">.has( 'span'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retraga elemenata relativno selekciji</text:p>
          </draw:text-box>
        </draw:frame>
        <draw:frame presentation:style-name="pr4" draw:text-style-name="P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4">var stavka = $( 'li' ).first(); // dohvatanje prve liste na stravni, postoji i .last()</text:span></text:p>
              </text:list-item>
              <text:list-item>
                <text:p><text:span text:style-name="T4">var braca = stavka</text:span><text:span text:style-name="T4">.siblings(); // dohvatanje brace u listi</text:span></text:p>
              </text:list-item>
              <text:list-item>
                <text:p><text:span text:style-name="T4">var sledeci = stavka</text:span><text:span text:style-name="T4">.next(); // dohvatanje seledeće stavke, postoji i .prev()</text:span></text:p>
              </text:list-item>
              <text:list-item>
                <text:p><text:span text:style-name="T4">var lista = stavka</text:span><text:span text:style-name="T4">.parent(); // dohvatanje roditelja stavke</text:span></text:p>
              </text:list-item>
              <text:list-item>
                <text:p><text:span text:style-name="T4">var stavkeListe = lista</text:span><text:span text:style-name="T4">.children(); // dohvatanje dece stavke</text:span></text:p>
              </text:list-item>
              <text:list-item>
                <text:p><text:span text:style-name="T4">var sveStavke = lista</text:span><text:span text:style-name="T4">.find( 'li' ); // dohvatanje stavki, uključujući ugnježdene</text:span></text:p>
              </text:list-item>
              <text:list-item>
                <text:p><text:span text:style-name="T4">var modul = stavka.parents( '.module' ); // dohvatanje svih predaka stavke sa klasom "module"</text:span></text:p>
              </text:list-item>
              <text:list-item>
                <text:p><text:span text:style-name="T4">var modul = stavka</text:span><text:span text:style-name="T4">.closest( '.module' ); // dohvatanje najbližeg pretka stavke sa klasom "module"</text:span></text:p>
              </text:list-item>
              <text:list-item>
                <text:p><text:span text:style-name="T8">var dodatno = stavka.add( '#lista li' ); // dodavanje selekcije na trenutnu selekcij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Vraćanje originalnoj selekcij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Da bi se vratili originalnoj selekciji koristi se metoda <text:span text:style-name="T4">end()</text:span> :</text:p>
                <text:p><text:span text:style-name="T4">$( '#lista' ) .find('li') .addClass('special') // sada radimo sa stavkama liste</text:span></text:p>
                <text:p><text:span text:style-name="T4">.end()</text:span></text:p>
                <text:p><text:span text:style-name="T4">.addClass('super-special'); // sada radimo sa samom listom</text:span></text:p>
                <text:p><text:span text:style-name="T4"/></text:p>
              </text:list-item>
              <text:list-item>
                <text:p><text:span text:style-name="T6">Metoda end() olakšava stvari, ali može dovesti do nepreglednog koda, zato se ne preporučuje njeno intezivno korišćenje.</text:span></text:p>
                <text:p><text:span text:style-name="T4">var lista = $( '#lista' );</text:span></text:p>
                <text:p><text:span text:style-name="T4">var stavke = lista</text:span><text:span text:style-name="T4">.find('li');</text:span></text:p>
                <text:p><text:span text:style-name="T4">stavke.addClass( 'special' );</text:span></text:p>
                <text:p><text:span text:style-name="T4">lista.addClass( 'super-special'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enjanje atribu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Postoji mnogo metoda koje se koriste za menjanje atributa, kao na primer:<text:line-break/></text:p>
                <text:list>
                  <text:list-item>
                    <text:p><text:span text:style-name="T4">$( 'li' ).addClass( 'hidden' );</text:span></text:p>
                  </text:list-item>
                  <text:list-item>
                    <text:p><text:span text:style-name="T4">$( 'li' ).eq( 1 ).removeClass( 'hidden' );</text:span><text:line-break/></text:p>
                  </text:list-item>
                  <text:list-item>
                    <text:p><text:span text:style-name="T4">$( 'li' ).eq( 1 ).toggleClass( 'hidden'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enjanje atribu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Za menjanje stilova koristi se <text:span text:style-name="T4">css()</text:span> metoda:<text:line-break/></text:p>
                <text:list>
                  <text:list-header>
                    <text:p><text:span text:style-name="T4">var lista = $( '#lista' );</text:span></text:p>
                    <text:p><text:span text:style-name="T4">var width = Math.floor( lista</text:span><text:span text:style-name="T4">.width() * 0.1 );</text:span></text:p>
                    <text:p><text:span text:style-name="T4"/></text:p>
                    <text:p><text:span text:style-name="T4">lista.find('li').each(function( index, elem ) {</text:span></text:p>
                    <text:p><text:span text:style-name="T4"><text:s text:c="2"/></text:span><text:span text:style-name="T4">$( elem )( 'border', <text:s/>'1px solid red' );</text:span></text:p>
                    <text:p><text:span text:style-name="T4">}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enjanje atribu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Ukoliko trebate izmeniti više css atributa odjednom koristite sledeći način:<text:line-break/></text:p>
                <text:p><text:span text:style-name="T4">$( 'li' ).eq( 1 ).css({</text:span></text:p>
                <text:p><text:span text:style-name="T4"><text:s text:c="2"/></text:span><text:span text:style-name="T4">'font-size': '20px',</text:span></text:p>
                <text:p><text:span text:style-name="T4"><text:s text:c="2"/></text:span><text:span text:style-name="T4">'padding-left': '20px'</text:span></text:p>
                <text:p><text:span text:style-name="T4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enjanje atribu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Za postavljanje vrednosti tekst i select polja u formi koristite <text:span text:style-name="T4">val()</text:span> metodu:<text:line-break/></text:p>
                <text:p><text:span text:style-name="T4">$( 'input[type="text"]' ).val("</text:span><text:span text:style-name="T4">nova vrednost"</text:span><text:span text:style-name="T4">);</text:span><text:span text:style-name="T4"><text:line-break/></text:span><text:span text:style-name="T4">$( 'select' ).val( '2' );</text:span></text:p>
                <text:p><text:span text:style-name="T6"/></text:p>
              </text:list-item>
              <text:list-item>
                <text:p><text:span text:style-name="T6">Za čekbox polja koristite metodu </text:span><text:span text:style-name="T4">prop()</text:span><text:span text:style-name="T6"> :</text:span><text:span text:style-name="T6"><text:line-break/></text:span><text:span text:style-name="T6"/></text:p>
                <text:p><text:span text:style-name="T4">$( 'input[type="checkbox"]' ).prop( 'checked', true 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Menjanje atribu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Kada treba izmeniti bilo koji drugi atribut, koristite <text:span text:style-name="T4">attr()</text:span> metodu:<text:line-break/></text:p>
                <text:p><text:span text:style-name="T4">$( 'a' ).attr( 'title', 'Click me!' );</text:span></text:p>
                <text:p><text:span text:style-name="T6"/></text:p>
              </text:list-item>
              <text:list-item>
                <text:p><text:span text:style-name="T6">Kada postavljate vrednost atributa, kao argument možete proslediti i funkciju:</text:span></text:p>
                <text:p><text:span text:style-name="T6"/></text:p>
                <text:p><text:span text:style-name="T4">$( 'a' ).attr( 'href', function(index, value) {</text:span></text:p>
                <text:p><text:span text:style-name="T4"><text:s text:c="2"/></text:span><text:span text:style-name="T4">return value + '?special=true';</text:span></text:p>
                <text:p><text:span text:style-name="T4">}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Dohvatanje podataka iz elemena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Za dohvatanje vrednosti podatka, koristimo geter metode koje smo već pomenuli:</text:p>
                <text:list>
                  <text:list-header>
                    <text:p><text:span text:style-name="T4">var input = $( 'input[type="text"]' );</text:span></text:p>
                    <text:p><text:span text:style-name="T4">input.val( 'new value' );</text:span></text:p>
                    <text:p><text:span text:style-name="T4">input.val(); // vraća 'new value'</text:span><text:span text:style-name="T4"><text:line-break/></text:span><text:span text:style-name="T4"/></text:p>
                  </text:list-header>
                </text:list>
              </text:list-item>
              <text:list-item>
                <text:p>Isto tako, <text:span text:style-name="T4">css()</text:span> metodu možemo koristiti za dohvatanje vrednosti css atrbuta:</text:p>
                <text:list>
                  <text:list-header>
                    <text:p><text:span text:style-name="T4">var listItemColor = $( 'li' ).css( 'color' );</text:span><text:span text:style-name="T4"><text:line-break/></text:span><text:span text:style-name="T4"/></text:p>
                  </text:list-header>
                </text:list>
              </text:list-item>
              <text:list-item>
                <text:p>Kada koristimo geter metode, manipuliše se uvek sa prvim elementom selekcije, osim kada je u pitanju <text:span text:style-name="T4">text()</text:span> meto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meštanje elemenata unutar dokumen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Za smeštanje elementa unutar dokumenta koristi se više metoda:</text:p>
                <text:list>
                  <text:list-item>
                    <text:p><text:span text:style-name="T7">.appendTo()</text:span></text:p>
                  </text:list-item>
                  <text:list-item>
                    <text:p><text:span text:style-name="T7">.append()</text:span></text:p>
                  </text:list-item>
                  <text:list-item>
                    <text:p><text:span text:style-name="T7">.insertAfter()</text:span></text:p>
                  </text:list-item>
                  <text:list-item>
                    <text:p><text:span text:style-name="T7">.after()</text:span></text:p>
                    <text:p><text:line-break/><text:span text:style-name="T4">$("p").insertAfter("#paragraf");</text:span><text:span text:style-name="T4"><text:line-break/></text:span><text:span text:style-name="T4">$("#paragraf").after("p"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Kopiranje eleman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Možete napraviti kopiju elementa ili više elemenata koristeći metodu clone() :</text:p>
                <text:p><text:span text:style-name="T4">var clones = $( 'li' ).clone();</text:span></text:p>
                <text:p><text:span text:style-name="T4"/></text:p>
                <text:p><text:span text:style-name="T4">clones.html(function( index, oldHtml ) {</text:span></text:p>
                <text:p><text:span text:style-name="T4"><text:s text:c="2"/></text:span><text:span text:style-name="T4">return oldHtml + '!!!';</text:span></text:p>
                <text:p><text:span text:style-name="T4">});</text:span></text:p>
                <text:p><text:span text:style-name="T4"/></text:p>
                <text:p><text:span text:style-name="T4">$( '#lista' ).append( clones );</text:span></text:p>
                <text:p/>
              </text:list-item>
              <text:list-item>
                <text:p>Jquery neće dozvoliti da klonirate element sa ID-jem, zato je potrebno ukloniti id atribut pre kloniranja ukoliko posto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Uklanjanje eleman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Za uklanjanje elementa se koristi više metoda:</text:p>
                <text:list>
                  <text:list-item>
                    <text:p><text:span text:style-name="T7">.remove()</text:span></text:p>
                  </text:list-item>
                  <text:list-item>
                    <text:p><text:span text:style-name="T7">.detach()</text:span></text:p>
                  </text:list-item>
                  <text:list-item>
                    <text:p><text:span text:style-name="T7">.replaceWith()</text:span></text:p>
                  </text:list-item>
                </text:list>
                <text:p/>
              </text:list-item>
              <text:list-item>
                <text:p>Za trajno uklanjanje elementa se koristi <text:span text:style-name="T4">remove()</text:span> metoda:</text:p>
                <text:p><text:span text:style-name="T4">$( '#lista li' ).first().remove();</text:span><text:line-break/></text:p>
              </text:list-item>
              <text:list-item>
                <text:p>Za privremeno uklanjanje elementa se koristi <text:span text:style-name="T4">detach() </text:span>metoda:<text:line-break/><text:span text:style-name="T4">$( '#lista li' ).first().detach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Uklanjanje elemant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Za menjanje elementa ili elemenata sa drugim elementom ili HTML-om koristi se <text:span text:style-name="T4">.replaceWith()</text:span> metoda:</text:p>
                <text:p/>
              </text:list-item>
              <text:list-item>
                <text:p><text:span text:style-name="T4">var replaced = $( '#lista li' )</text:span><text:span text:style-name="T4"><text:line-break/></text:span><text:span text:style-name="T4">.first().replaceWith( '&lt;li&gt;novo!&lt;/li&gt;' 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Događaji (Events)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Neki od osnovnih događaja su:</text:p>
                <text:list>
                  <text:list-item>
                    <text:p><text:span text:style-name="T4">.change()</text:span></text:p>
                  </text:list-item>
                  <text:list-item>
                    <text:p><text:span text:style-name="T4">.click()</text:span></text:p>
                  </text:list-item>
                  <text:list-item>
                    <text:p><text:span text:style-name="T4">.keydown()</text:span></text:p>
                  </text:list-item>
                  <text:list-item>
                    <text:p><text:span text:style-name="T4">.keypress()</text:span></text:p>
                  </text:list-item>
                  <text:list-item>
                    <text:p><text:span text:style-name="T4">.keyup()</text:span></text:p>
                  </text:list-item>
                  <text:list-item>
                    <text:p><text:span text:style-name="T4">.mouseover()</text:span></text:p>
                  </text:list-item>
                  <text:list-item>
                    <text:p><text:span text:style-name="T4">.mouseout()</text:span></text:p>
                  </text:list-item>
                  <text:list-item>
                    <text:p><text:span text:style-name="T4">.mouseenter()</text:span></text:p>
                  </text:list-item>
                  <text:list-item>
                    <text:p><text:span text:style-name="T4">.mouseleave()</text:span></text:p>
                  </text:list-item>
                  <text:list-item>
                    <text:p><text:span text:style-name="T4">.scroll()</text:span></text:p>
                  </text:list-item>
                  <text:list-item>
                    <text:p><text:span text:style-name="T4">.focus()</text:span></text:p>
                  </text:list-item>
                  <text:list-item>
                    <text:p><text:span text:style-name="T4">.blur()</text:span></text:p>
                  </text:list-item>
                  <text:list-item>
                    <text:p><text:span text:style-name="T4">.resize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Događaji (Events)</text:p>
          </draw:text-box>
        </draw:frame>
        <draw:frame presentation:style-name="pr4" draw:layer="layout" svg:width="30.271cm" svg:height="14.061cm" svg:x="1.72cm" svg:y="4.539cm" presentation:class="outline" presentation:user-transformed="true">
          <draw:text-box>
            <text:list text:style-name="L2">
              <text:list-item>
                <text:p>jQuery znatno olakšava rad sa događajima:</text:p>
                <text:p><text:span text:style-name="T4">$( 'li' ).click(function( event ) {</text:span></text:p>
                <text:p><text:span text:style-name="T4"><text:s text:c="2"/></text:span><text:span text:style-name="T4">console.log( 'clicked', $( this ).text() );</text:span></text:p>
                <text:p><text:span text:style-name="T4">});</text:span></text:p>
                <text:p><text:span text:style-name="T4"/></text:p>
              </text:list-item>
              <text:list-item>
                <text:p>Takođe možete koristiti .on() metodu:</text:p>
                <text:p><text:span text:style-name="T4">$( 'li' ).on( 'click', function( event ) {</text:span></text:p>
                <text:p><text:span text:style-name="T4"><text:s text:c="2"/></text:span><text:span text:style-name="T4">console.log( 'clicked', $( this ).text() );</text:span></text:p>
                <text:p><text:span text:style-name="T4">});</text:span></text:p>
                <text:p/>
              </text:list-item>
              <text:list-item>
                <text:p>Za pokretanje (triggerovanje) nekog događaja programski koristite trigger() metodu:</text:p>
                <text:p><text:span text:style-name="T4">$( 'li' ).trigger( 'click' );</text:span></text:p>
                <text:p><text:span text:style-name="T4">$( 'li' ).click();</text:span></text:p>
                <text:p><text:span text:style-name="T4"/></text:p>
              </text:list-item>
              <text:list-item>
                <text:p><text:span text:style-name="T6">Za uklanjanje događaja koristite </text:span><text:span text:style-name="T4">off()</text:span><text:span text:style-name="T6"> metodu:</text:span></text:p>
              </text:list-item>
              <text:list-item>
                <text:p><text:span text:style-name="T4">$( 'li' ).off( 'click' 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Namespaced Events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Metoda “on“ dozvoljava kreiranje vaših spostvenih događaja</text:p>
                <text:p/>
                <text:p><text:span text:style-name="T4">$( 'li' ).on( 'click.test', function() {</text:span></text:p>
                <text:p><text:span text:style-name="T4"><text:s text:c="2"/></text:span><text:span text:style-name="T4">console.log( 'stavka je kliknuta!' );</text:span></text:p>
                <text:p><text:span text:style-name="T4">});</text:span></text:p>
                <text:p><text:span text:style-name="T4"/></text:p>
                <text:p><text:span text:style-name="T4">$( 'li' ).trigger( 'click.test</text:span><text:span text:style-name="T4">' );</text:span></text:p>
                <text:p><text:span text:style-name="T4">$( 'li' ).off( 'click.test</text:span><text:span text:style-name="T4">'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ovezivanje događaj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Korišćenjem metode on() možete bind-ovati (povezati) više događaja istovremeno:</text:p>
                <text:p/>
                <text:p><text:span text:style-name="T4">$( 'input[type="text"]' ).on('focus blur', function() {</text:span></text:p>
                <text:p><text:span text:style-name="T4"><text:s text:c="2"/></text:span><text:span text:style-name="T4">console.log( 'Korisnik je ušao ili izašao iz input polja' );</text:span></text:p>
                <text:p><text:span text:style-name="T4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rosleđivanje funkcije za upravljanje događajem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Prosleđivanje funkcije za upravljanje događajem se radi na sledeći način:</text:p>
                <text:p/>
                <text:p><text:span text:style-name="T4">var handleClick = function() {</text:span></text:p>
                <text:p><text:span text:style-name="T4"><text:s text:c="2"/></text:span><text:span text:style-name="T4">console.log( 'Nešto je kliknuto!' );</text:span></text:p>
                <text:p><text:span text:style-name="T4">};</text:span></text:p>
                <text:p><text:span text:style-name="T4"/></text:p>
                <text:p><text:span text:style-name="T4">$( 'li' ).on( 'click', handleClick );</text:span></text:p>
                <text:p><text:span text:style-name="T4">$( 'h1' ).on( 'click', handleClick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vent objekat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Bilo kada se izvrši neki događaj, event funkcija sadrži event argument</text:p>
              </text:list-item>
              <text:list-item>
                <text:p>Ovaj objekat sadrži dosta važnih atributa, koje su nam često potrebni I koje možemo iskoristiti unutar funkcije događaja</text:p>
                <text:p/>
                <text:p><text:span text:style-name="T4">$( document ).on( 'click', function( event ) {</text:span></text:p>
                <text:p><text:span text:style-name="T4"><text:s text:c="2"/></text:span><text:span text:style-name="T4">console.log( event.type ); <text:s text:c="3"/>// tip događaja, npr. "click"</text:span></text:p>
                <text:p><text:span text:style-name="T4"><text:s text:c="2"/></text:span><text:span text:style-name="T4">console.log( event.which ); <text:s text:c="2"/>// šta je pritisnuto na tastaturi ili mišu</text:span></text:p>
                <text:p><text:span text:style-name="T4"><text:s text:c="2"/></text:span><text:span text:style-name="T4">console.log( event.target ); <text:s/>// originalni element</text:span></text:p>
                <text:p><text:span text:style-name="T4"><text:s text:c="2"/></text:span><text:span text:style-name="T4">console.log( event.pageX ); <text:s text:c="2"/>// pozicija miša po X osi</text:span></text:p>
                <text:p><text:span text:style-name="T4"><text:s text:c="2"/></text:span><text:span text:style-name="T4">console.log( event.pageY ); <text:s text:c="2"/>// pozicija miša po Y osi</text:span></text:p>
                <text:p><text:span text:style-name="T4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Unutar funkcije događaj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Kada se definiše event funkcija koja se koristi pri nekom događaju, funkcija dobija pristup “sirovom“ DOM elementu, kom možemo pristupiti sa <text:span text:style-name="T4">this</text:span></text:p>
              </text:list-item>
              <text:list-item>
                <text:p><text:span text:style-name="T6">Ako želitmo raditi neke izmene this elementa, moramo ga obaviti sa </text:span><text:span text:style-name="T4">$( )</text:span></text:p>
                <text:p><text:span text:style-name="T4"/></text:p>
                <text:p><text:span text:style-name="T4">$( 'input' ).on( 'keydown', function( event ) {</text:span></text:p>
                <text:p><text:span text:style-name="T4"><text:s text:c="2"/></text:span><text:span text:style-name="T4">// this: element koji je povezan sa događajem</text:span></text:p>
                <text:p><text:span text:style-name="T4"><text:s text:c="2"/></text:span><text:span text:style-name="T4">// event: event objekat</text:span></text:p>
                <text:p><text:span text:style-name="T4"/></text:p>
                <text:p><text:span text:style-name="T4"><text:s text:c="2"/></text:span><text:span text:style-name="T4">// Promeni boju pozadine elementa na crvenu ako je ENTER pritisnut,</text:span></text:p>
                <text:p><text:span text:style-name="T4"><text:s text:c="2"/></text:span><text:span text:style-name="T4">// u suprotnom na zelenu boju</text:span></text:p>
                <text:p><text:span text:style-name="T4"><text:s text:c="2"/></text:span><text:span text:style-name="T4">$( this ).css( 'background', event.which === 13 ? 'red' : 'green' );</text:span></text:p>
                <text:p><text:span text:style-name="T4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Preventing default action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Često ćete želeti da unutar nekog događaja, sprečite podrazumevanu akciju</text:p>
                <text:p/>
                <text:p><text:span text:style-name="T4">$( 'a' ).on( 'click', function( event ) {</text:span></text:p>
                <text:p><text:span text:style-name="T4"><text:s text:c="2"/></text:span><text:span text:style-name="T4">// Sprečite podrazumevanu akciju.</text:span></text:p>
                <text:p><text:span text:style-name="T4"><text:s text:c="2"/></text:span><text:span text:style-name="T4">event.preventDefault();</text:span></text:p>
                <text:p><text:span text:style-name="T4"><text:s text:c="2"/></text:span><text:span text:style-name="T4">// Logovanje...</text:span></text:p>
                <text:p><text:span text:style-name="T4"><text:s text:c="2"/></text:span><text:span text:style-name="T4">console.log( 'Klikunt link!' );</text:span></text:p>
                <text:p><text:span text:style-name="T4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vent bubbling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Zamislite sledeći kod:</text:p>
                <text:p><text:span text:style-name="T4">&lt;div id="div1"&gt;element 1&lt;div id="div2"&gt;element 2&lt;/div&gt;&lt;/div&gt;</text:span></text:p>
                <text:p/>
                <text:p><text:span text:style-name="T4">$("#div1").click(function (event) {</text:span></text:p>
                <text:p><text:span text:style-name="T4"><text:s text:c="4"/></text:span><text:span text:style-name="T4">alert("kliknuli ste na div 1");</text:span></text:p>
                <text:p><text:span text:style-name="T4">});</text:span></text:p>
                <text:p><text:span text:style-name="T4"/></text:p>
                <text:p><text:span text:style-name="T4">$("#div2").click(function (event) {</text:span></text:p>
                <text:p><text:span text:style-name="T4"><text:s text:c="4"/></text:span><text:span text:style-name="T4">alert("kliknuli ste na</text:span><text:span text:style-name="T4"> div 2");</text:span></text:p>
                <text:p><text:span text:style-name="T4">});</text:span><text:span text:style-name="T4"><text:line-break/></text:span><text:span text:style-name="T4"> </text:span></text:p>
              </text:list-item>
              <text:list-item>
                <text:p><text:span text:style-name="T6">Korišćenjem metode </text:span><text:span text:style-name="T4">stopPropagation()</text:span><text:span text:style-name="T6"> event objekta možemo </text:span><text:span text:style-name="T6"><text:line-break/></text:span><text:span text:style-name="T6">prekinuti efekat koji se javlj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vent delegation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Šta će se desiti ako se nekad izmeni element koji sadrži druge elemente koji imaju povezani događaj (event) ? Da li će dogašaj biti povezan?</text:p>
                <text:p/>
                <text:p><text:span text:style-name="T4">$( '#lista li' ).on( 'click', function( event ) {</text:span></text:p>
                <text:p><text:span text:style-name="T4"><text:s text:c="2"/></text:span><text:span text:style-name="T4">console.log( this ); //loguje koja stavka je kliknuta</text:span></text:p>
                <text:p><text:span text:style-name="T4">});</text:span></text:p>
                <text:p><text:span text:style-name="T4">$( '&lt;li&gt;nova stavka!&lt;/li&gt;' ).appendTo( '#lista' );</text:span></text:p>
                <text:p/>
              </text:list-item>
              <text:list-item>
                <text:p>Rešenje ovog problema:</text:p>
                <text:p><text:span text:style-name="T4">$( '#lista' ).on( 'click', 'li', function( event ) {</text:span></text:p>
                <text:p><text:span text:style-name="T4"><text:s text:c="2"/></text:span><text:span text:style-name="T4">console.log( this ); //loguje koja stavka je kliknuta</text:span></text:p>
                <text:p><text:span text:style-name="T4">});</text:span></text:p>
                <text:p><text:span text:style-name="T4"/></text:p>
                <text:p><text:span text:style-name="T4">$( '&lt;li&gt;nova stavka!&lt;/li&gt;' ).appendTo( '#lista'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2">PITANJA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5-07-13T20:13:29.174061266</dc:date>
    <meta:editing-duration>P2DT15H19M26S</meta:editing-duration>
    <meta:editing-cycles>214</meta:editing-cycles>
    <meta:generator>LibreOffice/4.2.8.2$Linux_X86_64 LibreOffice_project/420m0$Build-2</meta:generator>
    <meta:document-statistic meta:object-count="169"/>
  </office:meta>
</office:document-meta>
</file>